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draw:marker-start-width="0.237cm" draw:marker-end-width="0.237cm" draw:fill="none" draw:textarea-horizontal-align="justify" draw:textarea-vertical-align="middle" draw:auto-grow-height="false" fo:min-height="0.817cm" fo:min-width="2.651cm" fo:padding-top="0.137cm" fo:padding-bottom="0.137cm" fo:padding-left="0.262cm" fo:padding-right="0.262cm"/>
    </style:style>
    <style:style style:name="gr3" style:family="graphic" style:parent-style-name="objectwithoutfill">
      <style:graphic-properties draw:stroke="dash" draw:stroke-dash="Ultrafine_20_Dashed" svg:stroke-width="0.025cm" draw:marker-start-width="0.337cm" draw:marker-end-width="0.337cm" draw:fill="none" draw:textarea-horizontal-align="center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1.524cm" svg:x="0.182cm" svg:y="0.108cm">
          <text:p text:style-name="P1"><text:span text:style-name="T1">lib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143cm" svg:x="0.182cm" svg:y="1.632cm">
          <text:p text:style-name="P1"><text:span text:style-name="T1">lib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524cm" svg:x="0.182cm" svg:y="2.775cm">
          <text:p text:style-name="P1"><text:span text:style-name="T1">program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524cm" svg:x="5.3cm" svg:y="0.538cm">
          <text:p text:style-name="P1"><text:span text:style-name="T1">lib 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143cm" svg:x="5.3cm" svg:y="2.062cm">
          <text:p text:style-name="P1"><text:span text:style-name="T1">lib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091cm" svg:x="5.3cm" svg:y="3.208cm">
          <text:p text:style-name="P1"><text:span text:style-name="T1">program 2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.448cm" svg:y1="2.782cm" svg:x2="5.255cm" svg:y2="2.782cm">
          <text:p/>
        </draw:line>
        <draw:line draw:style-name="gr3" draw:text-style-name="P3" draw:layer="layout" svg:x1="3.424cm" svg:y1="1.632cm" svg:x2="5.231cm" svg:y2="1.6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9cm" fo:page-height="4.4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8T16:07:53</meta:creation-date>
    <dc:date>2019-01-15T12:49:54.024566642</dc:date>
    <meta:editing-duration>PT22M13S</meta:editing-duration>
    <meta:editing-cycles>5</meta:editing-cycles>
    <meta:generator>NeoOffice/3.2017.15$MacOSX_X86_64 NeoOffice_project/0</meta:generator>
    <meta:document-statistic meta:object-count="8"/>
  </office:meta>
</office:document-meta>
</file>